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nja_level4" table:style-name="ta1">
        <table:table-column table:style-name="co1" table:number-columns-repeated="85" table:default-cell-style-name="Default"/>
        <table:table-row table:style-name="ro1">
          <table:table-cell office:value-type="string" calcext:value-type="string">
            <text:p>File Version</text:p>
          </table:table-cell>
          <table:table-cell table:number-columns-repeated="8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8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8"/>
          <table:table-cell table:number-columns-repeated="3" office:value-type="float" office:value="8" calcext:value-type="float">
            <text:p>8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0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 table:number-columns-repeated="36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6"/>
          <table:table-cell office:value-type="float" office:value="59" calcext:value-type="float">
            <text:p>59</text:p>
          </table:table-cell>
          <table:table-cell table:number-columns-repeated="34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3"/>
          <table:table-cell office:value-type="float" office:value="59" calcext:value-type="float">
            <text:p>59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5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48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8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59" calcext:value-type="float">
            <text:p>59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58" calcext:value-type="float">
            <text:p>58</text:p>
          </table:table-cell>
          <table:table-cell table:number-columns-repeated="3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:8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0"/>
          <table:table-cell table:number-columns-repeated="3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"/>
          <table:table-cell table:number-columns-repeated="3"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number-columns-repeated="4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number-columns-repeated="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6"/>
          <table:table-cell office:value-type="float" office:value="8" calcext:value-type="float">
            <text:p>8</text:p>
          </table:table-cell>
          <table:table-cell table:number-columns-repeated="2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8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:8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6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l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dder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ynamit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gleweed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l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est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al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d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va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ster gen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mantium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nd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ulet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lim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on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rder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eds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icks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lass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ay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icks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d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huriken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at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dikit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vepoint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d of Level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rrel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pe</text:p>
          </table:table-cell>
          <table:table-cell table:number-columns-repeated="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09:50:55.4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10:11:42.197000000</dc:date>
    <meta:editing-duration>PT21M21S</meta:editing-duration>
    <meta:editing-cycles>2</meta:editing-cycles>
    <meta:generator>LibreOffice/5.1.3.2$Windows_x86 LibreOffice_project/644e4637d1d8544fd9f56425bd6cec110e49301b</meta:generator>
    <meta:document-statistic meta:table-count="1" meta:cell-count="388" meta:object-count="0"/>
  </office:meta>
</office:document-meta>
</file>